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color="#FF0000" fo:font-size="15pt" style:font-size-asian="15pt" style:font-size-complex="15pt"/>
    </style:style>
    <style:style style:name="P2" style:parent-style-name="Normal" style:family="paragraph">
      <style:text-properties fo:color="#FF0000"/>
    </style:style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Paragraphedeliste" style:list-style-name="LFO1" style:family="paragraph"/>
    <style:style style:name="P8" style:parent-style-name="Normal" style:family="paragraph">
      <style:text-properties fo:color="#FF0000"/>
    </style:style>
    <style:style style:name="P9" style:parent-style-name="Paragraphedeliste" style:list-style-name="LFO1" style:family="paragraph"/>
    <style:style style:name="P10" style:parent-style-name="Paragraphedeliste" style:list-style-name="LFO1" style:family="paragraph"/>
    <style:style style:name="P11" style:parent-style-name="Paragraphedeliste" style:list-style-name="LFO1" style:family="paragraph"/>
    <style:style style:name="P12" style:parent-style-name="Paragraphedeliste" style:list-style-name="LFO1" style:family="paragraph"/>
  </office:automatic-styles>
  <office:body>
    <office:text text:use-soft-page-breaks="true">
      <text:p text:style-name="P1">BDD</text:p>
      <text:p text:style-name="P2">Table :<text:s/></text:p>
      <text:list text:style-name="LFO1" text:continue-numbering="true">
        <text:list-item>
          <text:p text:style-name="P3">Refugié</text:p>
        </text:list-item>
        <text:list-item>
          <text:p text:style-name="P4">Agent</text:p>
        </text:list-item>
        <text:list-item>
          <text:p text:style-name="P5">Magasinier (gère les stocks)</text:p>
        </text:list-item>
        <text:list-item>
          <text:p text:style-name="P6">Stock</text:p>
        </text:list-item>
        <text:list-item>
          <text:p text:style-name="P7">Camp</text:p>
        </text:list-item>
      </text:list>
      <text:p text:style-name="P8">Règle de gestion :</text:p>
      <text:list text:style-name="LFO1" text:continue-numbering="true">
        <text:list-item>
          <text:p text:style-name="P9">Un camp contient plusieurs refugiés &lt;=&gt;<text:s/>un refugiés appartient à un seul camp.</text:p>
        </text:list-item>
        <text:list-item>
          <text:p text:style-name="P10">Un camp contient<text:s/>plusieurs magasiniers<text:s/>&lt;=&gt;<text:s/>un magasinier appartient à un seul camp.</text:p>
        </text:list-item>
        <text:list-item>
          <text:p text:style-name="P11">Un camp a un seul stock &lt;=&gt; Un stock appartient à un seul camp.<text:s/></text:p>
        </text:list-item>
        <text:list-item>
          <text:p text:style-name="P12">Un camp contient<text:s/>plusieurs agents<text:s/>&lt;=&gt; un agent appartient à un seul camp.<text:s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Yu Mincho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mer lakraa</meta:initial-creator>
    <dc:creator>omer lakraa</dc:creator>
    <meta:creation-date>2017-09-25T19:08:00Z</meta:creation-date>
    <dc:date>2017-10-03T13:00:00Z</dc:date>
    <meta:template xlink:href="Normal.dotm" xlink:type="simple"/>
    <meta:editing-cycles>16</meta:editing-cycles>
    <meta:editing-duration>PT1800S</meta:editing-duration>
    <meta:document-statistic meta:page-count="1" meta:paragraph-count="1" meta:word-count="59" meta:character-count="388" meta:row-count="2" meta:non-whitespace-character-count="330"/>
  </office:meta>
</office:document-meta>
</file>